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6.6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961cm" svg:x="1.4cm" svg:y="2.54cm" presentation:class="title" presentation:user-transformed="true">
          <draw:text-box>
            <text:p>Comparison between Time Complexity of Different Color Refinement Algorithms in Graph Isomorphism</text:p>
          </draw:text-box>
        </draw:frame>
        <draw:frame presentation:style-name="pr2" draw:text-style-name="P1" draw:layer="layout" svg:width="25.199cm" svg:height="6.679cm" svg:x="1.4cm" svg:y="10.414cm" presentation:class="subtitle" presentation:user-transformed="true">
          <draw:text-box>
            <text:p>Gerwin Puttenstein, Rick Fontein, </text:p>
            <text:p>Huub van Wieren, Tim Kerkhov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ime complexity</text:p>
              </text:list-item>
              <text:list-item>
                <text:p>Verify with computational results</text:p>
              </text:list-item>
              <text:list-item>
                <text:p>Discu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 Complex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low time complexity:</text:p>
                <text:list>
                  <text:list-item>
                    <text:p>O(slow)</text:p>
                  </text:list-item>
                </text:list>
              </text:list-item>
              <text:list-item>
                <text:p>Fast time complexity:</text:p>
                <text:list>
                  <text:list-item>
                    <text:p>O(fas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ification of Time Complex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periment with various types of graphs</text:p>
              </text:list-item>
              <text:list-item>
                <text:p>Test multiple sizes of every type</text:p>
              </text:list-item>
              <text:list-item>
                <text:p>Find relation between computatio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ample of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owth Fa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re tables/graph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ussion of 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alculations are (not?) corr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low is slow</text:p>
              </text:list-item>
              <text:list-item>
                <text:p>Fast is faster than s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15:37:59.903115868</meta:creation-date>
    <dc:date>2016-03-23T16:03:25.143407970</dc:date>
    <meta:editing-duration>PT7M19S</meta:editing-duration>
    <meta:editing-cycles>1</meta:editing-cycles>
    <meta:document-statistic meta:object-count="53"/>
    <meta:generator>LibreOffice/5.0.5.2$Linux_X86_64 LibreOffice_project/00m0$Build-2</meta:generator>
  </office:meta>
</office:document-meta>
</file>